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55a1" officeooo:paragraph-rsid="000e55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hacer para agregar la direccion al archivo pg_hba.conf</text:p>
      <text:p text:style-name="P1"/>
      <text:p text:style-name="P1">1.-) Buscar la direccion ip del equipo </text:p>
      <text:p text:style-name="P1"/>
      <text:p text:style-name="P1"><text:tab/>en la terminal-&gt; ifconfig</text:p>
      <text:p text:style-name="P1"/>
      <text:p text:style-name="P1">2.-) En una terminal <text:s/>acceder al servidor</text:p>
      <text:p text:style-name="P1"/>
      <text:p text:style-name="P1"><text:tab/>en la terminal-&gt; ssh 172.26.1.5</text:p>
      <text:p text:style-name="P1"/>
      <text:p text:style-name="P1"/>
      <text:p text:style-name="P1">3.-) Modificar el archivo pg_hba.conf; esta esta ubicado en la siguiente ndireccion:</text:p>
      <text:p text:style-name="P1"/>
      <text:p text:style-name="P1"><text:tab/>nono /etc/postgresql/9.4/main/pg_hba.conf</text:p>
      <text:p text:style-name="P1"/>
      <text:p text:style-name="P1">4.-) Agregar la nueva direccion a los usuarios que desee</text:p>
      <text:p text:style-name="P1"/>
      <text:p text:style-name="P1">5.-) Inicializar el servicio de postgresql</text:p>
      <text:p text:style-name="P1"/>
      <text:p text:style-name="P1"><text:tab/>/etc/init.d/postgresql restart</text:p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4:41:58.426518532</meta:creation-date>
    <dc:date>2018-08-24T14:50:16.221455454</dc:date>
    <meta:editing-duration>PT8M17S</meta:editing-duration>
    <meta:editing-cycles>1</meta:editing-cycles>
    <meta:document-statistic meta:table-count="0" meta:image-count="0" meta:object-count="0" meta:page-count="1" meta:paragraph-count="11" meta:word-count="64" meta:character-count="453" meta:non-whitespace-character-count="392"/>
    <meta:generator>LibreOffice/4.3.3.2$Linux_X86_64 LibreOffice_project/430m0$Build-2</meta:generator>
  </office:meta>
</office:document-meta>
</file>